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81f4" officeooo:paragraph-rsid="001081f4"/>
    </style:style>
    <style:style style:name="P2" style:family="paragraph" style:parent-style-name="Text_20_body" style:list-style-name="L2"/>
    <style:style style:name="P3" style:family="paragraph" style:parent-style-name="Text_20_body">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text-properties officeooo:paragraph-rsid="0010ea12"/>
    </style:style>
    <style:style style:name="P6" style:family="paragraph" style:parent-style-name="Text_20_body">
      <style:paragraph-properties fo:margin-top="0in" fo:margin-bottom="0in" loext:contextual-spacing="false"/>
      <style:text-properties officeooo:rsid="0010ea12"/>
    </style:style>
    <style:style style:name="P7" style:family="paragraph" style:parent-style-name="Text_20_body">
      <style:paragraph-properties fo:margin-top="0in" fo:margin-bottom="0in" loext:contextual-spacing="false"/>
      <style:text-properties officeooo:rsid="0010ea12" officeooo:paragraph-rsid="0010ea12"/>
    </style:style>
    <style:style style:name="P8" style:family="paragraph" style:parent-style-name="Text_20_body">
      <style:paragraph-properties fo:margin-top="0in" fo:margin-bottom="0in" loext:contextual-spacing="false"/>
      <style:text-properties officeooo:paragraph-rsid="00153d8a"/>
    </style:style>
    <style:style style:name="P9" style:family="paragraph" style:parent-style-name="Text_20_body">
      <style:paragraph-properties fo:margin-top="0in" fo:margin-bottom="0in" loext:contextual-spacing="false"/>
      <style:text-properties officeooo:rsid="00153d8a" officeooo:paragraph-rsid="00153d8a"/>
    </style:style>
    <style:style style:name="T1" style:family="text">
      <style:text-properties officeooo:rsid="0010ea12"/>
    </style:style>
    <style:style style:name="T2" style:family="text">
      <style:text-properties fo:font-weight="bold" style:font-weight-asian="bold" style:font-weight-complex="bold"/>
    </style:style>
    <style:style style:name="T3" style:family="text">
      <style:text-properties officeooo:rsid="00153d8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y bestfriend wants to open an asian exotic restaurant in Toronto, one of the most friendly cities in the world. However, in Toronto, there are already some Japanese, Chinese and Korean restaurants. In order to gain the maximum profit, it is necessary to select a propriate restaurant location. A good location must satisfy many requirements such as acceptable rent, visibility, accessibility and foot traffic. The farther distance from a train station, the fewer will come to the restaurant. Another challenge is the competiton from crowd, especially in urban areas. The restaurant should have an accessible location, a theme or style that appeals to a broad range of customers, and a solid menu. And restaurant owners must continually review their menu and theme to ensure they are giving customers what they want. Moreover, it need to create various promotion programs such as specials, coupons, deals, announcements,.. and delivery them effectively to people. So that, clients will visite quickly to the new restaurant. In longterm, restauranteurs should draw strategy to bring in new customers and how to develop a repeat clientele Finding right suppliers is also a tough problem to solve. It can take time to research and connect with reliable, cost-effective Restaurants must stand out from the crowd,especially those located in urban areas that facefierce competitors. And the original menu is one of the most important thing to make the restaurant outstanding. </text:p>
      <text:p text:style-name="P3"/>
      <text:p text:style-name="P3">With its 20 million users and robust features for users, Foursquare offers a plethora of opportunities for businesses. Location-based services—especially on mobile phones—are growing dramatically. With an ever increasing number of GPS-enabled smartphones in use, location data is adding a whole new dimension of applications, including advertising, recommendations of nearby businesses, and weather. Location-based social network Foursquare lets us visualize human activity in big cities with an outstanding accuracy, so that it could become a useful tool to analyze citizens' behaviors and mobility. Consumers leave brief tips and photos of their favorite local businesses to let others know what they like about each place. As a business, we can listen to what customers have to say and use Foursquare’s tools to join the conversation. People use Foursquare to check into locations they’ve visited by using the app on their mobile phones. Once they’ve checked into a location, it can be shared with their Foursquare friends, Facebook friends and Twitter followers. This is where businesses on Foursquare benefit from being on the platform because users’ friends see where they’re checking in to eat, shop, work and more, which could possibly influence them to do the same based on the recommendations of their trusted connections. So, there is an enormous amount of data collected about restaurants. The real challenge is to harness insights to allow us to make data-driven decisions. We can explore and analyze the data set through a bar chart and time series charts. The time series charts show the variation in the number of check-ins throughout the day. From the Toronto neighborhood data, a map of Toronto with neighborhoods superimposed on top is created. Then, using Foursquare API, we define a query to search and explore for restaurants in Toronto, to explore a Foursquare user, to explore a geographical location, and to get trending venues around a location.</text:p>
      <text:p text:style-name="P3"/>
      <text:p text:style-name="P8"/>
      <text:p text:style-name="P7"/>
      <text:p text:style-name="P7"/>
      <text:p text:style-name="P7"/>
      <text:p text:style-name="P7"/>
      <text:list xml:id="list681934117420576226" text:style-name="L2">
        <text:list-item>
          <text:p text:style-name="P5"><text:soft-page-break/><text:span text:style-name="T2">Methodology section which represents the main component of the report where you discuss and describe any exploratory data analysis that you did, any inferential statistical testing that you performed, and what machine learnings were used and why</text:span>.</text:p>
          <text:p text:style-name="P5"/>
        </text:list-item>
      </text:list>
      <text:p text:style-name="P8"><text:span text:style-name="T3"><text:s/>There are 18 asean restaurants datasets within an area of 5km radius from Toronto center. </text:span></text:p>
      <text:p text:style-name="P9">For each restaurant, we collected <text:s/><text:span text:style-name="T1">the overall rating for restaurants, total numbers of check-in, number of tips, type of restaurants, average prices </text:span>by using<text:span text:style-name="T1"> Foursquare API.</text:span> </text:p>
      <text:p text:style-name="P8"><text:span text:style-name="T1">In the section of exploratory data, the statistical characteristics of data such as mean value, max, min, standard deviation, … are calculated.</text:span></text:p>
      <text:p text:style-name="P3">- <text:span text:style-name="T1">The K-mean algorithm is used to cluster restaurants and then the map superimposed by restaurant clusters is drawn. </text:span></text:p>
      <text:p text:style-name="P6"/>
      <text:list xml:id="list230204910849890" text:continue-numbering="true" text:style-name="L2">
        <text:list-item>
          <text:p text:style-name="P4">Results section where you discuss the results.</text:p>
        </text:list-item>
      </text:list>
      <text:p text:style-name="P3"/>
      <text:p text:style-name="P3">- <text:span text:style-name="T1">The average prices, the favorite menu, the suggested location.­</text:span></text:p>
      <text:p text:style-name="P3"/>
      <text:list xml:id="list230204971910182" text:continue-numbering="true" text:style-name="L2">
        <text:list-item>
          <text:p text:style-name="P4">Discussion section where you discuss any observations you noted and any recommendations you can make based on the results.</text:p>
        </text:list-item>
        <text:list-item>
          <text:p text:style-name="P2">Conclusion section where you conclude the report.</text:p>
        </text:list-item>
      </text:list>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21:54:59.362486111</meta:creation-date>
    <dc:date>2018-10-07T23:02:04.823374868</dc:date>
    <meta:editing-duration>PT1M53S</meta:editing-duration>
    <meta:editing-cycles>1</meta:editing-cycles>
    <meta:document-statistic meta:table-count="0" meta:image-count="0" meta:object-count="0" meta:page-count="2" meta:paragraph-count="13" meta:word-count="710" meta:character-count="4501" meta:non-whitespace-character-count="3803"/>
    <meta:generator>LibreOffice/5.1.6.2$Linux_X86_64 LibreOffice_project/10m0$Build-2</meta:generator>
  </office:meta>
</office:document-meta>
</file>